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rdfa="http://docs.oasis-open.org/opendocument/meta/rdfa#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family="table-cell" style:name="odfdo_auto_1">
      <style:table-cell-properties fo:background-color="#000080" fo:border="none"/>
    </style:style>
    <style:style style:family="table-cell" style:name="odfdo_auto_2">
      <style:table-cell-properties fo:background-color="#0000B6" fo:border="none"/>
    </style:style>
    <style:style style:family="table-cell" style:name="odfdo_auto_3">
      <style:table-cell-properties fo:background-color="#0000F2" fo:border="none"/>
    </style:style>
    <style:style style:family="table-cell" style:name="odfdo_auto_4">
      <style:table-cell-properties fo:background-color="#0018FF" fo:border="none"/>
    </style:style>
    <style:style style:family="table-cell" style:name="odfdo_auto_5">
      <style:table-cell-properties fo:background-color="#004CFF" fo:border="none"/>
    </style:style>
    <style:style style:family="table-cell" style:name="odfdo_auto_6">
      <style:table-cell-properties fo:background-color="#0081FF" fo:border="none"/>
    </style:style>
    <style:style style:family="table-cell" style:name="odfdo_auto_7">
      <style:table-cell-properties fo:background-color="#00B1FF" fo:border="none"/>
    </style:style>
    <style:style style:family="table-cell" style:name="odfdo_auto_8">
      <style:table-cell-properties fo:background-color="#00E5F8" fo:border="none"/>
    </style:style>
    <style:style style:family="table-cell" style:name="odfdo_auto_9">
      <style:table-cell-properties fo:background-color="#29FFCE" fo:border="none"/>
    </style:style>
    <style:style style:family="table-cell" style:name="odfdo_auto_10">
      <style:table-cell-properties fo:background-color="#53FFA4" fo:border="none"/>
    </style:style>
    <style:style style:family="table-cell" style:name="odfdo_auto_11">
      <style:table-cell-properties fo:background-color="#7DFF7A" fo:border="none"/>
    </style:style>
    <style:style style:family="table-cell" style:name="odfdo_auto_12">
      <style:table-cell-properties fo:background-color="#A4FF53" fo:border="none"/>
    </style:style>
    <style:style style:family="table-cell" style:name="odfdo_auto_13">
      <style:table-cell-properties fo:background-color="#CEFF29" fo:border="none"/>
    </style:style>
    <style:style style:family="table-cell" style:name="odfdo_auto_14">
      <style:table-cell-properties fo:background-color="#F8F500" fo:border="none"/>
    </style:style>
    <style:style style:family="table-cell" style:name="odfdo_auto_15">
      <style:table-cell-properties fo:background-color="#FFC500" fo:border="none"/>
    </style:style>
    <style:style style:family="table-cell" style:name="odfdo_auto_16">
      <style:table-cell-properties fo:background-color="#FF9400" fo:border="none"/>
    </style:style>
    <style:style style:family="table-cell" style:name="odfdo_auto_17">
      <style:table-cell-properties fo:background-color="#FF6800" fo:border="none"/>
    </style:style>
    <style:style style:family="table-cell" style:name="odfdo_auto_18">
      <style:table-cell-properties fo:background-color="#FF3700" fo:border="none"/>
    </style:style>
    <style:style style:family="table-cell" style:name="odfdo_auto_19">
      <style:table-cell-properties fo:background-color="#F20700" fo:border="none"/>
    </style:style>
    <style:style style:family="table-cell" style:name="odfdo_auto_20">
      <style:table-cell-properties fo:background-color="#B60000" fo:border="none"/>
    </style:style>
    <style:style style:family="table-cell" style:name="odfdo_auto_21">
      <style:table-cell-properties fo:background-color="#0C0787" fo:border="none"/>
    </style:style>
    <style:style style:family="table-cell" style:name="odfdo_auto_22">
      <style:table-cell-properties fo:background-color="#FFFFFF" fo:border="none"/>
    </style:style>
    <style:style style:family="table-cell" style:name="odfdo_auto_23">
      <style:table-cell-properties fo:background-color="#0C0787" fo:border="none"/>
    </style:style>
    <style:style style:family="table-cell" style:name="odfdo_auto_24">
      <style:table-cell-properties fo:background-color="#5C00A6" fo:border="none"/>
    </style:style>
    <style:style style:family="table-cell" style:name="odfdo_auto_25">
      <style:table-cell-properties fo:background-color="#9C179E" fo:border="none"/>
    </style:style>
    <style:style style:family="table-cell" style:name="odfdo_auto_26">
      <style:table-cell-properties fo:background-color="#CC4778" fo:border="none"/>
    </style:style>
    <style:style style:family="table-cell" style:name="odfdo_auto_27">
      <style:table-cell-properties fo:background-color="#ED7953" fo:border="none"/>
    </style:style>
    <style:style style:family="table-cell" style:name="odfdo_auto_28">
      <style:table-cell-properties fo:border="none"/>
      <style:text-properties fo:color="#FF0000"/>
    </style:style>
  </office:automatic-styles>
  <office:body>
    <office:spreadsheet>
      <table:table table:name="RR.random_element">
        <table:table-column table:number-columns-repeated="21"/>
        <table:table-row>
          <table:table-cell office:value-type="string" calcext:value-type="string" office:string-value="RR.random_element">
            <text:p>RR.random_element</text:p>
          </table:table-cell>
          <table:table-cell office:value-type="string" calcext:value-type="string" office:string-value="int" table:style-name="odfdo_auto_1">
            <text:p>int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Fraction" table:style-name="odfdo_auto_4">
            <text:p>Fraction</text:p>
          </table:table-cell>
          <table:table-cell office:value-type="string" calcext:value-type="string" office:string-value="mpz" table:style-name="odfdo_auto_5">
            <text:p>mpz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int32" table:style-name="odfdo_auto_11">
            <text:p>int32</text:p>
          </table:table-cell>
          <table:table-cell office:value-type="string" calcext:value-type="string" office:string-value="uint16" table:style-name="odfdo_auto_12">
            <text:p>uint16</text:p>
          </table:table-cell>
          <table:table-cell office:value-type="string" calcext:value-type="string" office:string-value="Integer" table:style-name="odfdo_auto_13">
            <text:p>Integer</text:p>
          </table:table-cell>
          <table:table-cell office:value-type="string" calcext:value-type="string" office:string-value="IntegerMod_int" table:style-name="odfdo_auto_14">
            <text:p>IntegerMod_int</text:p>
          </table:table-cell>
          <table:table-cell office:value-type="string" calcext:value-type="string" office:string-value="Rational" table:style-name="odfdo_auto_15">
            <text:p>Rationa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Polynomial_integer_dense_flint" table:style-name="odfdo_auto_17">
            <text:p>Polynomial_integer_dense_flint</text:p>
          </table:table-cell>
          <table:table-cell office:value-type="string" calcext:value-type="string" office:string-value="OrderElement_quadratic" table:style-name="odfdo_auto_18">
            <text:p>OrderElement_quadratic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</table:table-row>
        <table:table-row>
          <table:table-cell office:value-type="string" calcext:value-type="string" office:string-value="int" table:style-name="odfdo_auto_1">
            <text:p>int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TypeError" table:style-name="odfdo_auto_28">
            <text:p>TypeErro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float64" table:style-name="odfdo_auto_23">
            <text:p>float64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complex128" table:style-name="odfdo_auto_24">
            <text:p>complex128</text:p>
          </table:table-cell>
          <table:table-cell office:value-type="string" calcext:value-type="string" office:string-value="float64" table:style-name="odfdo_auto_23">
            <text:p>float64</text:p>
          </table:table-cell>
          <table:table-cell office:value-type="string" calcext:value-type="string" office:string-value="float64" table:style-name="odfdo_auto_23">
            <text:p>float64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TypeError" table:style-name="odfdo_auto_28">
            <text:p>TypeError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PolynomialRealDense" table:style-name="odfdo_auto_25">
            <text:p>PolynomialRealDense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</table:table-row>
        <table:table-row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float64" table:style-name="odfdo_auto_23">
            <text:p>float64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complex128" table:style-name="odfdo_auto_24">
            <text:p>complex128</text:p>
          </table:table-cell>
          <table:table-cell office:value-type="string" calcext:value-type="string" office:string-value="float64" table:style-name="odfdo_auto_23">
            <text:p>float64</text:p>
          </table:table-cell>
          <table:table-cell office:value-type="string" calcext:value-type="string" office:string-value="float64" table:style-name="odfdo_auto_23">
            <text:p>float64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TypeError" table:style-name="odfdo_auto_28">
            <text:p>TypeError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PolynomialRing_field_with_category.element_class" table:style-name="odfdo_auto_26">
            <text:p>PolynomialRing_field_with_category.element_class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</table:table-row>
        <table:table-row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complex128" table:style-name="odfdo_auto_24">
            <text:p>complex128</text:p>
          </table:table-cell>
          <table:table-cell office:value-type="string" calcext:value-type="string" office:string-value="clongdouble" table:style-name="odfdo_auto_27">
            <text:p>clongdouble</text:p>
          </table:table-cell>
          <table:table-cell office:value-type="string" calcext:value-type="string" office:string-value="complex128" table:style-name="odfdo_auto_24">
            <text:p>complex128</text:p>
          </table:table-cell>
          <table:table-cell office:value-type="string" calcext:value-type="string" office:string-value="complex128" table:style-name="odfdo_auto_24">
            <text:p>complex128</text:p>
          </table:table-cell>
          <table:table-cell office:value-type="string" calcext:value-type="string" office:string-value="complex128" table:style-name="odfdo_auto_24">
            <text:p>complex128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TypeError" table:style-name="odfdo_auto_28">
            <text:p>TypeError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PolynomialRing_field_with_category.element_class" table:style-name="odfdo_auto_26">
            <text:p>PolynomialRing_field_with_category.element_class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ComplexNumber" table:style-name="odfdo_auto_20">
            <text:p>ComplexNumber</text:p>
          </table:table-cell>
        </table:table-row>
        <table:table-row>
          <table:table-cell office:value-type="string" calcext:value-type="string" office:string-value="Fraction" table:style-name="odfdo_auto_4">
            <text:p>Fraction</text:p>
          </table:table-cell>
          <table:table-cell office:value-type="string" calcext:value-type="string" office:string-value="TypeError" table:style-name="odfdo_auto_28">
            <text:p>TypeError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TypeError" table:style-name="odfdo_auto_28">
            <text:p>TypeErro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TypeError" table:style-name="odfdo_auto_28">
            <text:p>TypeError</text:p>
          </table:table-cell>
          <table:table-cell office:value-type="string" calcext:value-type="string" office:string-value="TypeError" table:style-name="odfdo_auto_28">
            <text:p>TypeError</text:p>
          </table:table-cell>
          <table:table-cell office:value-type="string" calcext:value-type="string" office:string-value="TypeError" table:style-name="odfdo_auto_28">
            <text:p>TypeError</text:p>
          </table:table-cell>
          <table:table-cell office:value-type="string" calcext:value-type="string" office:string-value="TypeError" table:style-name="odfdo_auto_28">
            <text:p>TypeError</text:p>
          </table:table-cell>
          <table:table-cell office:value-type="string" calcext:value-type="string" office:string-value="TypeError" table:style-name="odfdo_auto_28">
            <text:p>TypeError</text:p>
          </table:table-cell>
          <table:table-cell office:value-type="string" calcext:value-type="string" office:string-value="TypeError" table:style-name="odfdo_auto_28">
            <text:p>TypeError</text:p>
          </table:table-cell>
          <table:table-cell office:value-type="string" calcext:value-type="string" office:string-value="TypeError" table:style-name="odfdo_auto_28">
            <text:p>TypeError</text:p>
          </table:table-cell>
          <table:table-cell office:value-type="string" calcext:value-type="string" office:string-value="TypeError" table:style-name="odfdo_auto_28">
            <text:p>TypeError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complex" table:style-name="odfdo_auto_3">
            <text:p>complex</text:p>
          </table:table-cell>
        </table:table-row>
        <table:table-row>
          <table:table-cell office:value-type="string" calcext:value-type="string" office:string-value="mpz" table:style-name="odfdo_auto_5">
            <text:p>mpz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TypeError" table:style-name="odfdo_auto_28">
            <text:p>TypeErro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TypeError" table:style-name="odfdo_auto_28">
            <text:p>TypeErro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TypeError" table:style-name="odfdo_auto_28">
            <text:p>TypeError</text:p>
          </table:table-cell>
          <table:table-cell office:value-type="string" calcext:value-type="string" office:string-value="TypeError" table:style-name="odfdo_auto_28">
            <text:p>TypeError</text:p>
          </table:table-cell>
          <table:table-cell office:value-type="string" calcext:value-type="string" office:string-value="TypeError" table:style-name="odfdo_auto_28">
            <text:p>TypeErro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</table:table-row>
        <table:table-row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TypeError" table:style-name="odfdo_auto_28">
            <text:p>TypeErro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TypeError" table:style-name="odfdo_auto_28">
            <text:p>TypeErro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TypeError" table:style-name="odfdo_auto_28">
            <text:p>TypeError</text:p>
          </table:table-cell>
          <table:table-cell office:value-type="string" calcext:value-type="string" office:string-value="TypeError" table:style-name="odfdo_auto_28">
            <text:p>TypeError</text:p>
          </table:table-cell>
          <table:table-cell office:value-type="string" calcext:value-type="string" office:string-value="TypeError" table:style-name="odfdo_auto_28">
            <text:p>TypeErro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</table:table-row>
        <table:table-row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TypeError" table:style-name="odfdo_auto_28">
            <text:p>TypeErro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TypeError" table:style-name="odfdo_auto_28">
            <text:p>TypeErro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TypeError" table:style-name="odfdo_auto_28">
            <text:p>TypeError</text:p>
          </table:table-cell>
          <table:table-cell office:value-type="string" calcext:value-type="string" office:string-value="TypeError" table:style-name="odfdo_auto_28">
            <text:p>TypeError</text:p>
          </table:table-cell>
          <table:table-cell office:value-type="string" calcext:value-type="string" office:string-value="TypeError" table:style-name="odfdo_auto_28">
            <text:p>TypeErro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</table:table-row>
        <table:table-row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float64" table:style-name="odfdo_auto_23">
            <text:p>float64</text:p>
          </table:table-cell>
          <table:table-cell office:value-type="string" calcext:value-type="string" office:string-value="float64" table:style-name="odfdo_auto_23">
            <text:p>float64</text:p>
          </table:table-cell>
          <table:table-cell office:value-type="string" calcext:value-type="string" office:string-value="complex128" table:style-name="odfdo_auto_24">
            <text:p>complex128</text:p>
          </table:table-cell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float64" table:style-name="odfdo_auto_23">
            <text:p>float64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complex128" table:style-name="odfdo_auto_24">
            <text:p>complex128</text:p>
          </table:table-cell>
          <table:table-cell office:value-type="string" calcext:value-type="string" office:string-value="float64" table:style-name="odfdo_auto_23">
            <text:p>float64</text:p>
          </table:table-cell>
          <table:table-cell office:value-type="string" calcext:value-type="string" office:string-value="float64" table:style-name="odfdo_auto_23">
            <text:p>float64</text:p>
          </table:table-cell>
          <table:table-cell office:value-type="string" calcext:value-type="string" office:string-value="float64" table:style-name="odfdo_auto_23">
            <text:p>float64</text:p>
          </table:table-cell>
          <table:table-cell office:value-type="string" calcext:value-type="string" office:string-value="TypeError" table:style-name="odfdo_auto_28">
            <text:p>TypeError</text:p>
          </table:table-cell>
          <table:table-cell office:value-type="string" calcext:value-type="string" office:string-value="float64" table:style-name="odfdo_auto_23">
            <text:p>float64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PolynomialRing_field_with_category.element_class" table:style-name="odfdo_auto_26">
            <text:p>PolynomialRing_field_with_category.element_class</text:p>
          </table:table-cell>
          <table:table-cell office:value-type="string" calcext:value-type="string" office:string-value="float64" table:style-name="odfdo_auto_23">
            <text:p>float64</text:p>
          </table:table-cell>
          <table:table-cell office:value-type="string" calcext:value-type="string" office:string-value="float64" table:style-name="odfdo_auto_23">
            <text:p>float64</text:p>
          </table:table-cell>
          <table:table-cell office:value-type="string" calcext:value-type="string" office:string-value="ComplexNumber" table:style-name="odfdo_auto_20">
            <text:p>ComplexNumber</text:p>
          </table:table-cell>
        </table:table-row>
        <table:table-row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clongdouble" table:style-name="odfdo_auto_27">
            <text:p>clongdouble</text:p>
          </table:table-cell>
          <table:table-cell office:value-type="string" calcext:value-type="string" office:string-value="TypeError" table:style-name="odfdo_auto_28">
            <text:p>TypeError</text:p>
          </table:table-cell>
          <table:table-cell office:value-type="string" calcext:value-type="string" office:string-value="TypeError" table:style-name="odfdo_auto_28">
            <text:p>TypeError</text:p>
          </table:table-cell>
          <table:table-cell office:value-type="string" calcext:value-type="string" office:string-value="TypeError" table:style-name="odfdo_auto_28">
            <text:p>TypeError</text:p>
          </table:table-cell>
          <table:table-cell office:value-type="string" calcext:value-type="string" office:string-value="TypeError" table:style-name="odfdo_auto_28">
            <text:p>TypeError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clongdouble" table:style-name="odfdo_auto_27">
            <text:p>clongdouble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TypeError" table:style-name="odfdo_auto_28">
            <text:p>TypeError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PolynomialRing_field_with_category.element_class" table:style-name="odfdo_auto_26">
            <text:p>PolynomialRing_field_with_category.element_class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ComplexNumber" table:style-name="odfdo_auto_20">
            <text:p>ComplexNumber</text:p>
          </table:table-cell>
        </table:table-row>
        <table:table-row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complex128" table:style-name="odfdo_auto_24">
            <text:p>complex128</text:p>
          </table:table-cell>
          <table:table-cell office:value-type="string" calcext:value-type="string" office:string-value="complex128" table:style-name="odfdo_auto_24">
            <text:p>complex128</text:p>
          </table:table-cell>
          <table:table-cell office:value-type="string" calcext:value-type="string" office:string-value="complex128" table:style-name="odfdo_auto_24">
            <text:p>complex128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complex128" table:style-name="odfdo_auto_24">
            <text:p>complex128</text:p>
          </table:table-cell>
          <table:table-cell office:value-type="string" calcext:value-type="string" office:string-value="clongdouble" table:style-name="odfdo_auto_27">
            <text:p>clongdouble</text:p>
          </table:table-cell>
          <table:table-cell office:value-type="string" calcext:value-type="string" office:string-value="complex128" table:style-name="odfdo_auto_24">
            <text:p>complex128</text:p>
          </table:table-cell>
          <table:table-cell office:value-type="string" calcext:value-type="string" office:string-value="complex128" table:style-name="odfdo_auto_24">
            <text:p>complex128</text:p>
          </table:table-cell>
          <table:table-cell office:value-type="string" calcext:value-type="string" office:string-value="complex128" table:style-name="odfdo_auto_24">
            <text:p>complex128</text:p>
          </table:table-cell>
          <table:table-cell office:value-type="string" calcext:value-type="string" office:string-value="complex128" table:style-name="odfdo_auto_24">
            <text:p>complex128</text:p>
          </table:table-cell>
          <table:table-cell office:value-type="string" calcext:value-type="string" office:string-value="TypeError" table:style-name="odfdo_auto_28">
            <text:p>TypeError</text:p>
          </table:table-cell>
          <table:table-cell office:value-type="string" calcext:value-type="string" office:string-value="complex128" table:style-name="odfdo_auto_24">
            <text:p>complex128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PolynomialRing_field_with_category.element_class" table:style-name="odfdo_auto_26">
            <text:p>PolynomialRing_field_with_category.element_class</text:p>
          </table:table-cell>
          <table:table-cell office:value-type="string" calcext:value-type="string" office:string-value="complex128" table:style-name="odfdo_auto_24">
            <text:p>complex128</text:p>
          </table:table-cell>
          <table:table-cell office:value-type="string" calcext:value-type="string" office:string-value="complex128" table:style-name="odfdo_auto_24">
            <text:p>complex128</text:p>
          </table:table-cell>
          <table:table-cell office:value-type="string" calcext:value-type="string" office:string-value="complex128" table:style-name="odfdo_auto_24">
            <text:p>complex128</text:p>
          </table:table-cell>
        </table:table-row>
        <table:table-row>
          <table:table-cell office:value-type="string" calcext:value-type="string" office:string-value="int32" table:style-name="odfdo_auto_11">
            <text:p>int32</text:p>
          </table:table-cell>
          <table:table-cell office:value-type="string" calcext:value-type="string" office:string-value="float64" table:style-name="odfdo_auto_23">
            <text:p>float64</text:p>
          </table:table-cell>
          <table:table-cell office:value-type="string" calcext:value-type="string" office:string-value="float64" table:style-name="odfdo_auto_23">
            <text:p>float64</text:p>
          </table:table-cell>
          <table:table-cell office:value-type="string" calcext:value-type="string" office:string-value="complex128" table:style-name="odfdo_auto_24">
            <text:p>complex128</text:p>
          </table:table-cell>
          <table:table-cell office:value-type="string" calcext:value-type="string" office:string-value="TypeError" table:style-name="odfdo_auto_28">
            <text:p>TypeErro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float64" table:style-name="odfdo_auto_23">
            <text:p>float64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complex128" table:style-name="odfdo_auto_24">
            <text:p>complex128</text:p>
          </table:table-cell>
          <table:table-cell office:value-type="string" calcext:value-type="string" office:string-value="float64" table:style-name="odfdo_auto_23">
            <text:p>float64</text:p>
          </table:table-cell>
          <table:table-cell office:value-type="string" calcext:value-type="string" office:string-value="float64" table:style-name="odfdo_auto_23">
            <text:p>float64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TypeError" table:style-name="odfdo_auto_28">
            <text:p>TypeError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PolynomialRealDense" table:style-name="odfdo_auto_25">
            <text:p>PolynomialRealDense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</table:table-row>
        <table:table-row>
          <table:table-cell office:value-type="string" calcext:value-type="string" office:string-value="uint16" table:style-name="odfdo_auto_12">
            <text:p>uint16</text:p>
          </table:table-cell>
          <table:table-cell office:value-type="string" calcext:value-type="string" office:string-value="float64" table:style-name="odfdo_auto_23">
            <text:p>float64</text:p>
          </table:table-cell>
          <table:table-cell office:value-type="string" calcext:value-type="string" office:string-value="float64" table:style-name="odfdo_auto_23">
            <text:p>float64</text:p>
          </table:table-cell>
          <table:table-cell office:value-type="string" calcext:value-type="string" office:string-value="complex128" table:style-name="odfdo_auto_24">
            <text:p>complex128</text:p>
          </table:table-cell>
          <table:table-cell office:value-type="string" calcext:value-type="string" office:string-value="TypeError" table:style-name="odfdo_auto_28">
            <text:p>TypeErro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float64" table:style-name="odfdo_auto_23">
            <text:p>float64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complex128" table:style-name="odfdo_auto_24">
            <text:p>complex128</text:p>
          </table:table-cell>
          <table:table-cell office:value-type="string" calcext:value-type="string" office:string-value="float64" table:style-name="odfdo_auto_23">
            <text:p>float64</text:p>
          </table:table-cell>
          <table:table-cell office:value-type="string" calcext:value-type="string" office:string-value="float64" table:style-name="odfdo_auto_23">
            <text:p>float64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TypeError" table:style-name="odfdo_auto_28">
            <text:p>TypeError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PolynomialRealDense" table:style-name="odfdo_auto_25">
            <text:p>PolynomialRealDense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</table:table-row>
        <table:table-row>
          <table:table-cell office:value-type="string" calcext:value-type="string" office:string-value="Integer" table:style-name="odfdo_auto_13">
            <text:p>Integer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TypeError" table:style-name="odfdo_auto_28">
            <text:p>TypeErro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float64" table:style-name="odfdo_auto_23">
            <text:p>float64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complex128" table:style-name="odfdo_auto_24">
            <text:p>complex128</text:p>
          </table:table-cell>
          <table:table-cell office:value-type="string" calcext:value-type="string" office:string-value="float64" table:style-name="odfdo_auto_23">
            <text:p>float64</text:p>
          </table:table-cell>
          <table:table-cell office:value-type="string" calcext:value-type="string" office:string-value="float64" table:style-name="odfdo_auto_23">
            <text:p>float64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TypeError" table:style-name="odfdo_auto_28">
            <text:p>TypeError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PolynomialRealDense" table:style-name="odfdo_auto_25">
            <text:p>PolynomialRealDense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</table:table-row>
        <table:table-row>
          <table:table-cell office:value-type="string" calcext:value-type="string" office:string-value="IntegerMod_int" table:style-name="odfdo_auto_14">
            <text:p>IntegerMod_int</text:p>
          </table:table-cell>
          <table:table-cell office:value-type="string" calcext:value-type="string" office:string-value="TypeError" table:style-name="odfdo_auto_28">
            <text:p>TypeError</text:p>
          </table:table-cell>
          <table:table-cell office:value-type="string" calcext:value-type="string" office:string-value="TypeError" table:style-name="odfdo_auto_28">
            <text:p>TypeError</text:p>
          </table:table-cell>
          <table:table-cell office:value-type="string" calcext:value-type="string" office:string-value="TypeError" table:style-name="odfdo_auto_28">
            <text:p>TypeError</text:p>
          </table:table-cell>
          <table:table-cell office:value-type="string" calcext:value-type="string" office:string-value="TypeError" table:style-name="odfdo_auto_28">
            <text:p>TypeError</text:p>
          </table:table-cell>
          <table:table-cell office:value-type="string" calcext:value-type="string" office:string-value="TypeError" table:style-name="odfdo_auto_28">
            <text:p>TypeError</text:p>
          </table:table-cell>
          <table:table-cell office:value-type="string" calcext:value-type="string" office:string-value="TypeError" table:style-name="odfdo_auto_28">
            <text:p>TypeError</text:p>
          </table:table-cell>
          <table:table-cell office:value-type="string" calcext:value-type="string" office:string-value="TypeError" table:style-name="odfdo_auto_28">
            <text:p>TypeError</text:p>
          </table:table-cell>
          <table:table-cell office:value-type="string" calcext:value-type="string" office:string-value="TypeError" table:style-name="odfdo_auto_28">
            <text:p>TypeError</text:p>
          </table:table-cell>
          <table:table-cell office:value-type="string" calcext:value-type="string" office:string-value="TypeError" table:style-name="odfdo_auto_28">
            <text:p>TypeError</text:p>
          </table:table-cell>
          <table:table-cell office:value-type="string" calcext:value-type="string" office:string-value="TypeError" table:style-name="odfdo_auto_28">
            <text:p>TypeError</text:p>
          </table:table-cell>
          <table:table-cell office:value-type="string" calcext:value-type="string" office:string-value="TypeError" table:style-name="odfdo_auto_28">
            <text:p>TypeError</text:p>
          </table:table-cell>
          <table:table-cell office:value-type="string" calcext:value-type="string" office:string-value="TypeError" table:style-name="odfdo_auto_28">
            <text:p>TypeError</text:p>
          </table:table-cell>
          <table:table-cell office:value-type="string" calcext:value-type="string" office:string-value="TypeError" table:style-name="odfdo_auto_28">
            <text:p>TypeError</text:p>
          </table:table-cell>
          <table:table-cell office:value-type="string" calcext:value-type="string" office:string-value="TypeError" table:style-name="odfdo_auto_28">
            <text:p>TypeError</text:p>
          </table:table-cell>
          <table:table-cell office:value-type="string" calcext:value-type="string" office:string-value="TypeError" table:style-name="odfdo_auto_28">
            <text:p>TypeError</text:p>
          </table:table-cell>
          <table:table-cell office:value-type="string" calcext:value-type="string" office:string-value="TypeError" table:style-name="odfdo_auto_28">
            <text:p>TypeError</text:p>
          </table:table-cell>
          <table:table-cell office:value-type="string" calcext:value-type="string" office:string-value="TypeError" table:style-name="odfdo_auto_28">
            <text:p>TypeError</text:p>
          </table:table-cell>
          <table:table-cell office:value-type="string" calcext:value-type="string" office:string-value="TypeError" table:style-name="odfdo_auto_28">
            <text:p>TypeError</text:p>
          </table:table-cell>
          <table:table-cell office:value-type="string" calcext:value-type="string" office:string-value="TypeError" table:style-name="odfdo_auto_28">
            <text:p>TypeError</text:p>
          </table:table-cell>
          <table:table-cell office:value-type="string" calcext:value-type="string" office:string-value="TypeError" table:style-name="odfdo_auto_28">
            <text:p>TypeError</text:p>
          </table:table-cell>
        </table:table-row>
        <table:table-row>
          <table:table-cell office:value-type="string" calcext:value-type="string" office:string-value="Rational" table:style-name="odfdo_auto_15">
            <text:p>Rational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TypeError" table:style-name="odfdo_auto_28">
            <text:p>TypeErro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float64" table:style-name="odfdo_auto_23">
            <text:p>float64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complex128" table:style-name="odfdo_auto_24">
            <text:p>complex128</text:p>
          </table:table-cell>
          <table:table-cell office:value-type="string" calcext:value-type="string" office:string-value="float64" table:style-name="odfdo_auto_23">
            <text:p>float64</text:p>
          </table:table-cell>
          <table:table-cell office:value-type="string" calcext:value-type="string" office:string-value="float64" table:style-name="odfdo_auto_23">
            <text:p>float64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TypeError" table:style-name="odfdo_auto_28">
            <text:p>TypeError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PolynomialRealDense" table:style-name="odfdo_auto_25">
            <text:p>PolynomialRealDense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</table:table-row>
        <table:table-row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TypeError" table:style-name="odfdo_auto_28">
            <text:p>TypeError</text:p>
          </table:table-cell>
          <table:table-cell office:value-type="string" calcext:value-type="string" office:string-value="TypeError" table:style-name="odfdo_auto_28">
            <text:p>TypeError</text:p>
          </table:table-cell>
          <table:table-cell office:value-type="string" calcext:value-type="string" office:string-value="TypeError" table:style-name="odfdo_auto_28">
            <text:p>TypeError</text:p>
          </table:table-cell>
          <table:table-cell office:value-type="string" calcext:value-type="string" office:string-value="TypeError" table:style-name="odfdo_auto_28">
            <text:p>TypeError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TypeError" table:style-name="odfdo_auto_28">
            <text:p>TypeError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</table:table-row>
        <table:table-row>
          <table:table-cell office:value-type="string" calcext:value-type="string" office:string-value="Polynomial_integer_dense_flint" table:style-name="odfdo_auto_17">
            <text:p>Polynomial_integer_dense_flint</text:p>
          </table:table-cell>
          <table:table-cell office:value-type="string" calcext:value-type="string" office:string-value="PolynomialRealDense" table:style-name="odfdo_auto_25">
            <text:p>PolynomialRealDense</text:p>
          </table:table-cell>
          <table:table-cell office:value-type="string" calcext:value-type="string" office:string-value="PolynomialRing_field_with_category.element_class" table:style-name="odfdo_auto_26">
            <text:p>PolynomialRing_field_with_category.element_class</text:p>
          </table:table-cell>
          <table:table-cell office:value-type="string" calcext:value-type="string" office:string-value="PolynomialRing_field_with_category.element_class" table:style-name="odfdo_auto_26">
            <text:p>PolynomialRing_field_with_category.element_class</text:p>
          </table:table-cell>
          <table:table-cell office:value-type="string" calcext:value-type="string" office:string-value="TypeError" table:style-name="odfdo_auto_28">
            <text:p>TypeError</text:p>
          </table:table-cell>
          <table:table-cell office:value-type="string" calcext:value-type="string" office:string-value="TypeError" table:style-name="odfdo_auto_28">
            <text:p>TypeError</text:p>
          </table:table-cell>
          <table:table-cell office:value-type="string" calcext:value-type="string" office:string-value="TypeError" table:style-name="odfdo_auto_28">
            <text:p>TypeError</text:p>
          </table:table-cell>
          <table:table-cell office:value-type="string" calcext:value-type="string" office:string-value="TypeError" table:style-name="odfdo_auto_28">
            <text:p>TypeError</text:p>
          </table:table-cell>
          <table:table-cell office:value-type="string" calcext:value-type="string" office:string-value="PolynomialRing_field_with_category.element_class" table:style-name="odfdo_auto_26">
            <text:p>PolynomialRing_field_with_category.element_class</text:p>
          </table:table-cell>
          <table:table-cell office:value-type="string" calcext:value-type="string" office:string-value="PolynomialRing_field_with_category.element_class" table:style-name="odfdo_auto_26">
            <text:p>PolynomialRing_field_with_category.element_class</text:p>
          </table:table-cell>
          <table:table-cell office:value-type="string" calcext:value-type="string" office:string-value="PolynomialRing_field_with_category.element_class" table:style-name="odfdo_auto_26">
            <text:p>PolynomialRing_field_with_category.element_class</text:p>
          </table:table-cell>
          <table:table-cell office:value-type="string" calcext:value-type="string" office:string-value="PolynomialRealDense" table:style-name="odfdo_auto_25">
            <text:p>PolynomialRealDense</text:p>
          </table:table-cell>
          <table:table-cell office:value-type="string" calcext:value-type="string" office:string-value="PolynomialRealDense" table:style-name="odfdo_auto_25">
            <text:p>PolynomialRealDense</text:p>
          </table:table-cell>
          <table:table-cell office:value-type="string" calcext:value-type="string" office:string-value="PolynomialRealDense" table:style-name="odfdo_auto_25">
            <text:p>PolynomialRealDense</text:p>
          </table:table-cell>
          <table:table-cell office:value-type="string" calcext:value-type="string" office:string-value="TypeError" table:style-name="odfdo_auto_28">
            <text:p>TypeError</text:p>
          </table:table-cell>
          <table:table-cell office:value-type="string" calcext:value-type="string" office:string-value="PolynomialRealDense" table:style-name="odfdo_auto_25">
            <text:p>PolynomialRealDense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PolynomialRealDense" table:style-name="odfdo_auto_25">
            <text:p>PolynomialRealDense</text:p>
          </table:table-cell>
          <table:table-cell office:value-type="string" calcext:value-type="string" office:string-value="PolynomialRealDense" table:style-name="odfdo_auto_25">
            <text:p>PolynomialRealDense</text:p>
          </table:table-cell>
          <table:table-cell office:value-type="string" calcext:value-type="string" office:string-value="PolynomialRealDense" table:style-name="odfdo_auto_25">
            <text:p>PolynomialRealDense</text:p>
          </table:table-cell>
          <table:table-cell office:value-type="string" calcext:value-type="string" office:string-value="PolynomialRing_field_with_category.element_class" table:style-name="odfdo_auto_26">
            <text:p>PolynomialRing_field_with_category.element_class</text:p>
          </table:table-cell>
        </table:table-row>
        <table:table-row>
          <table:table-cell office:value-type="string" calcext:value-type="string" office:string-value="OrderElement_quadratic" table:style-name="odfdo_auto_18">
            <text:p>OrderElement_quadratic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TypeError" table:style-name="odfdo_auto_28">
            <text:p>TypeError</text:p>
          </table:table-cell>
          <table:table-cell office:value-type="string" calcext:value-type="string" office:string-value="TypeError" table:style-name="odfdo_auto_28">
            <text:p>TypeError</text:p>
          </table:table-cell>
          <table:table-cell office:value-type="string" calcext:value-type="string" office:string-value="TypeError" table:style-name="odfdo_auto_28">
            <text:p>TypeError</text:p>
          </table:table-cell>
          <table:table-cell office:value-type="string" calcext:value-type="string" office:string-value="TypeError" table:style-name="odfdo_auto_28">
            <text:p>TypeError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TypeError" table:style-name="odfdo_auto_28">
            <text:p>TypeError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PolynomialRealDense" table:style-name="odfdo_auto_25">
            <text:p>PolynomialRealDense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</table:table-row>
        <table:table-row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TypeError" table:style-name="odfdo_auto_28">
            <text:p>TypeErro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float64" table:style-name="odfdo_auto_23">
            <text:p>float64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complex128" table:style-name="odfdo_auto_24">
            <text:p>complex128</text:p>
          </table:table-cell>
          <table:table-cell office:value-type="string" calcext:value-type="string" office:string-value="float64" table:style-name="odfdo_auto_23">
            <text:p>float64</text:p>
          </table:table-cell>
          <table:table-cell office:value-type="string" calcext:value-type="string" office:string-value="float64" table:style-name="odfdo_auto_23">
            <text:p>float64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TypeError" table:style-name="odfdo_auto_28">
            <text:p>TypeError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PolynomialRealDense" table:style-name="odfdo_auto_25">
            <text:p>PolynomialRealDense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</table:table-row>
        <table:table-row>
          <table:table-cell office:value-type="string" calcext:value-type="string" office:string-value="ComplexNumber" table:style-name="odfdo_auto_20">
            <text:p>Complex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  <table:table-cell office:value-type="string" calcext:value-type="string" office:string-value="TypeError" table:style-name="odfdo_auto_28">
            <text:p>TypeErro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complex128" table:style-name="odfdo_auto_24">
            <text:p>complex128</text:p>
          </table:table-cell>
          <table:table-cell office:value-type="string" calcext:value-type="string" office:string-value="clongdouble" table:style-name="odfdo_auto_27">
            <text:p>clongdouble</text:p>
          </table:table-cell>
          <table:table-cell office:value-type="string" calcext:value-type="string" office:string-value="complex128" table:style-name="odfdo_auto_24">
            <text:p>complex128</text:p>
          </table:table-cell>
          <table:table-cell office:value-type="string" calcext:value-type="string" office:string-value="complex128" table:style-name="odfdo_auto_24">
            <text:p>complex128</text:p>
          </table:table-cell>
          <table:table-cell office:value-type="string" calcext:value-type="string" office:string-value="complex128" table:style-name="odfdo_auto_24">
            <text:p>complex128</text:p>
          </table:table-cell>
          <table:table-cell office:value-type="string" calcext:value-type="string" office:string-value="ComplexNumber" table:style-name="odfdo_auto_20">
            <text:p>ComplexNumber</text:p>
          </table:table-cell>
          <table:table-cell office:value-type="string" calcext:value-type="string" office:string-value="TypeError" table:style-name="odfdo_auto_28">
            <text:p>TypeError</text:p>
          </table:table-cell>
          <table:table-cell office:value-type="string" calcext:value-type="string" office:string-value="ComplexNumber" table:style-name="odfdo_auto_20">
            <text:p>ComplexNumber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PolynomialRing_field_with_category.element_class" table:style-name="odfdo_auto_26">
            <text:p>PolynomialRing_field_with_category.element_class</text:p>
          </table:table-cell>
          <table:table-cell office:value-type="string" calcext:value-type="string" office:string-value="ComplexNumber" table:style-name="odfdo_auto_20">
            <text:p>Complex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odfdo 3.19.0</meta:generator>
    <meta:creation-date>2024-01-27T17:50:09.541334147</meta:creation-date>
    <dc:language>fr-FR</dc:language>
    <meta:editing-cycles>1</meta:editing-cycles>
    <meta:editing-duration>P0D</meta:editing-duration>
    <meta:document-statistic meta:table-count="1" meta:cell-count="0" meta:object-count="0"/>
    <meta:user-defined meta:name="Info 1"/>
    <meta:user-defined meta:name="Info 2"/>
    <meta:user-defined meta:name="Info 3"/>
    <meta:user-defined meta:name="Info 4"/>
  </office:meta>
</office:document-meta>
</file>